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enjamin Hamon</meta:initial-creator>
    <meta:creation-date>2023-11-26T11:58:26.184000000</meta:creation-date>
    <meta:generator>LibreOffice/7.5.6.2$Windows_X86_64 LibreOffice_project/f654817fb68d6d4600d7d2f6b647e47729f55f15</meta:generator>
    <meta:editing-cycles>1</meta:editing-cycles>
    <meta:editing-duration>PT7S</meta:editing-duration>
    <dc:title>My Document</dc:title>
    <dc:date>2023-11-26T12:16:23.373000000</dc:date>
    <dc:creator>Benjamin Hamon</dc:creator>
    <meta:document-statistic meta:table-count="0" meta:image-count="0" meta:object-count="0" meta:page-count="1" meta:paragraph-count="0" meta:word-count="0" meta:character-count="0" meta:non-whitespace-character-count="0"/>
  </office:meta>
</office:document-meta>
</file>